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13e" officeooo:paragraph-rsid="001b713e"/>
    </style:style>
    <style:style style:name="P2" style:family="paragraph" style:parent-style-name="Standard">
      <style:text-properties officeooo:paragraph-rsid="001b713e"/>
    </style:style>
    <style:style style:name="P3" style:family="paragraph" style:parent-style-name="Standard">
      <style:text-properties fo:font-size="12pt" fo:font-weight="normal" officeooo:rsid="001d08ca" officeooo:paragraph-rsid="001d08ca" style:font-weight-asian="normal" style:font-weight-complex="normal"/>
    </style:style>
    <style:style style:name="P4" style:family="paragraph" style:parent-style-name="Preformatted_20_Text">
      <style:paragraph-properties fo:margin-top="0in" fo:margin-bottom="0.1965in" style:contextual-spacing="false" style:writing-mode="lr-tb"/>
      <style:text-properties officeooo:paragraph-rsid="001d8bae"/>
    </style:style>
    <style:style style:name="P5" style:family="paragraph" style:parent-style-name="Preformatted_20_Text">
      <style:paragraph-properties fo:margin-top="0in" fo:margin-bottom="0.1965in" style:contextual-spacing="false" style:writing-mode="lr-tb"/>
      <style:text-properties officeooo:paragraph-rsid="001f6e41"/>
    </style:style>
    <style:style style:name="P6" style:family="paragraph" style:parent-style-name="Standard">
      <style:text-properties fo:font-size="12pt" fo:font-weight="bold" officeooo:rsid="0021a645" officeooo:paragraph-rsid="0021a645" style:font-weight-asian="bold" style:font-weight-complex="bold"/>
    </style:style>
    <style:style style:name="P7" style:family="paragraph" style:parent-style-name="Standard">
      <style:text-properties fo:font-size="12pt" fo:font-weight="bold" officeooo:rsid="0021a645" officeooo:paragraph-rsid="0022131c" style:font-weight-asian="bold" style:font-weight-complex="bold"/>
    </style:style>
    <style:style style:name="P8" style:family="paragraph" style:parent-style-name="Standard">
      <style:text-properties fo:font-size="12pt" fo:font-weight="bold" officeooo:rsid="0022131c" officeooo:paragraph-rsid="0022131c" style:font-weight-asian="bold" style:font-weight-complex="bold"/>
    </style:style>
    <style:style style:name="T1" style:family="text">
      <style:text-properties officeooo:rsid="001f6e41"/>
    </style:style>
    <style:style style:name="T2" style:family="text">
      <style:text-properties officeooo:rsid="00206c99"/>
    </style:style>
    <style:style style:name="T3" style:family="text">
      <style:text-properties officeooo:rsid="00221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****************************************************************************</text:p>
      <text:p text:style-name="P5"><text:span text:style-name="Source_20_Text"><text:span text:style-name="T1">These are different methods for running </text:span></text:span><text:span text:style-name="Source_20_Text"><text:span text:style-name="T2">object</text:span></text:span><text:span text:style-name="Source_20_Text"><text:span text:style-name="T1"> detection module on an input video.</text:span></text:span></text:p>
      <text:p text:style-name="P4"><text:span text:style-name="Source_20_Text">*******************************************************************************</text:span></text:p>
      <text:p text:style-name="P6">Converting models</text:p>
      <text:p text:style-name="P6"/>
      <text:p text:style-name="P6">1) yolov5s</text:p>
      <text:p text:style-name="P6"><text:a xlink:type="simple" xlink:href="https://github.com/ultralytics/yolov5" text:style-name="Internet_20_link" text:visited-style-name="Visited_20_Internet_20_Link">https://github.com/ultralytics/yolov5</text:a></text:p>
      <text:p text:style-name="P6">poetry add ultralytics </text:p>
      <text:p text:style-name="P6">poetry run yolo export model=assets/models/yolov5s.pt format=onnx opset=18 imgsz=640</text:p>
      <text:p text:style-name="P6"/>
      <text:p text:style-name="P8">2) yolov5n.pt</text:p>
      <text:p text:style-name="P7">poetry run yolo export model=assets/models/yolov5<text:span text:style-name="T3">n</text:span>.pt format=onnx opset=18 imgsz=640</text:p>
      <text:p text:style-name="P6"/>
      <text:p text:style-name="P6"/>
      <text:p text:style-name="P6"/>
      <text:p text:style-name="P6"/>
      <text:p text:style-name="P6"/>
      <text:p text:style-name="P6">**********************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59:55.623813452</meta:creation-date>
    <dc:date>2025-04-26T19:48:38.853136355</dc:date>
    <meta:editing-duration>PT10M2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42" meta:character-count="527" meta:non-whitespace-character-count="495"/>
  </office:meta>
</office:document-meta>
</file>